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244.69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ff6600"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 style:data-style-name="N37">
      <style:table-cell-properties fo:background-color="#99ff66"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0" style:family="table-cell" style:parent-style-name="Default">
      <style:table-cell-properties fo:background-color="#ff6600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 style:data-style-name="N37">
      <style:table-cell-properties fo:background-color="#ff6600" fo:border="0.06pt solid #000000"/>
    </style:style>
    <style:style style:name="ce15" style:family="table-cell" style:parent-style-name="Default" style:data-style-name="N37">
      <style:table-cell-properties fo:background-color="#99ff66" fo:border="0.06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eeeeee" fo:border="0.06pt solid #000000"/>
    </style:style>
    <style:style style:name="ce20" style:family="table-cell" style:parent-style-name="Default">
      <style:table-cell-properties fo:background-color="#99ff66" fo:border="0.06pt solid #000000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default-cell-style-name="ce18"/>
        <table:table-column table:style-name="co3" table:default-cell-style-name="ce18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Date Implemented</text:p>
          </table:table-cell>
          <table:table-cell table:style-name="ce1" office:value-type="string" calcext:value-type="string">
            <text:p>Next?</text:p>
          </table:table-cell>
          <table:table-cell table:number-columns-repeated="3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Default"/>
          <table:table-cell table:number-columns-repeated="3"/>
        </table:table-row>
        <table:table-row table:style-name="ro2"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Input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4" office:value-type="string" calcext:value-type="string">
            <text:p>readln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5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Printing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6" office:value-type="string" calcext:value-type="string">
            <text:p>write parameter TotalWidth specifier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2">
          <table:table-cell table:style-name="ce6" office:value-type="string" calcext:value-type="string">
            <text:p>write Parameter FracDigits specifier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2">
          <table:table-cell table:style-name="ce7" office:value-type="string" calcext:value-type="string">
            <text:p>write</text:p>
          </table:table-cell>
          <table:table-cell table:style-name="ce15" office:value-type="date" office:date-value="2015-11-17" calcext:value-type="date">
            <text:p>11/17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write real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write integer</text:p>
          </table:table-cell>
          <table:table-cell table:style-name="ce15" office:value-type="date" office:date-value="2015-11-14" calcext:value-type="date">
            <text:p>11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write Boolean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Binary Arithmetic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Integer addition</text:p>
          </table:table-cell>
          <table:table-cell table:style-name="ce15" office:value-type="date" office:date-value="2015-11-14" calcext:value-type="date">
            <text:p>11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multipli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division with trun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subtrac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ddi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multipli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divis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subtrac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to real convers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8" office:value-type="string" calcext:value-type="string">
            <text:p>integer real addi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real subtrac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2"/>
          <table:table-cell table:style-name="ce18"/>
        </table:table-row>
        <table:table-row table:style-name="ro2">
          <table:table-cell table:style-name="ce7" office:value-type="string" calcext:value-type="string">
            <text:p>integer real multipli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division no truncat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real divis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modulo division</text:p>
          </table:table-cell>
          <table:table-cell table:style-name="ce15" office:value-type="date" office:date-value="2015-11-15" calcext:value-type="date">
            <text:p>11/15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Variable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String variable declaration</text:p>
          </table:table-cell>
          <table:table-cell table:style-name="ce15" office:value-type="date" office:date-value="2015-11-21" calcext:value-type="date">
            <text:p>11/21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 variable declaration</text:p>
          </table:table-cell>
          <table:table-cell table:style-name="ce15" office:value-type="date" office:date-value="2015-11-21" calcext:value-type="date">
            <text:p>11/21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variable declaration</text:p>
          </table:table-cell>
          <table:table-cell table:style-name="ce15" office:value-type="date" office:date-value="2015-11-21" calcext:value-type="date">
            <text:p>11/21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boolean variable declaration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variable declaratio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Boolean Rel Operations Not on Se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Boolean equality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Boolean inequality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equality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inequality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less than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greater than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less or equal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integer greater or equal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equality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inequality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less tha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greater tha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less or equal</text:p>
          </table:table-cell>
          <table:table-cell table:style-name="ce8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greater or equal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nd integer equality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nd integer inequality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nd integer less tha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nd integer greater tha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nd integer less or equal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al and integer greater or equal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equality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inequality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less tha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greater than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less or equal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har greater or equal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Control Flow Construc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If Statement</text:p>
          </table:table-cell>
          <table:table-cell table:style-name="ce15" office:value-type="date" office:date-value="2015-11-22" calcext:value-type="date">
            <text:p>11/22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while statement</text:p>
          </table:table-cell>
          <table:table-cell table:style-name="ce15" office:value-type="date" office:date-value="2015-11-24" calcext:value-type="date">
            <text:p>11/2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repeat statement</text:p>
          </table:table-cell>
          <table:table-cell table:style-name="ce15" office:value-type="date" office:date-value="2015-12-01" calcext:value-type="date">
            <text:p>12/01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ase statement integer constant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ase statement integer constant list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ase statement char constant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case statement char constant list</text:p>
          </table:table-cell>
          <table:table-cell table:style-name="ce15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goto statement</text:p>
          </table:table-cell>
          <table:table-cell table:style-name="ce15" office:value-type="date" office:date-value="2015-11-23" calcext:value-type="date">
            <text:p>11/23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for statement integer control variable</text:p>
          </table:table-cell>
          <table:table-cell table:style-name="ce15" office:value-type="date" office:date-value="2015-11-23" calcext:value-type="date">
            <text:p>11/23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7" office:value-type="string" calcext:value-type="string">
            <text:p>for statement char control variable</text:p>
          </table:table-cell>
          <table:table-cell table:style-name="ce8" office:value-type="date" office:date-value="2015-12-14" calcext:value-type="date">
            <text:p>12/14/15</text:p>
          </table:table-cell>
          <table:table-cell table:style-name="ce19"/>
          <table:table-cell table:number-columns-repeated="3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Array Construct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Array with Integer Index</text:p>
          </table:table-cell>
          <table:table-cell table:style-name="ce15" office:value-type="date" office:date-value="2015-12-06" calcext:value-type="date">
            <text:p>12/06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10" office:value-type="string" calcext:value-type="string">
            <text:p>array integer range checking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6" office:value-type="string" calcext:value-type="string">
            <text:p>Array with Char index</text:p>
          </table:table-cell>
          <table:table-cell table:style-name="ce13"/>
          <table:table-cell table:style-name="ce20"/>
          <table:table-cell table:number-columns-repeated="3"/>
        </table:table-row>
        <table:table-row table:style-name="ro2">
          <table:table-cell table:style-name="ce6" office:value-type="string" calcext:value-type="string">
            <text:p>char index range checking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6" office:value-type="string" calcext:value-type="string">
            <text:p>Array with Boolean index</text:p>
          </table:table-cell>
          <table:table-cell table:style-name="ce13"/>
          <table:table-cell table:style-name="ce20"/>
          <table:table-cell table:number-columns-repeated="3"/>
        </table:table-row>
        <table:table-row table:style-name="ro2">
          <table:table-cell table:style-name="ce6" office:value-type="string" calcext:value-type="string">
            <text:p>boolean index range checking</text:p>
          </table:table-cell>
          <table:table-cell table:style-name="ce13"/>
          <table:table-cell table:number-columns-repeated="4"/>
        </table:table-row>
        <table:table-row table:style-name="ro2" table:number-rows-repeated="2">
          <table:table-cell table:style-name="ce9"/>
          <table:table-cell table:style-name="ce16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Procedure Construc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pass by value no local variables</text:p>
          </table:table-cell>
          <table:table-cell table:style-name="ce15" office:value-type="date" office:date-value="2015-12-13" calcext:value-type="date">
            <text:p>12/13/15</text:p>
          </table:table-cell>
          <table:table-cell table:style-name="ce19"/>
          <table:table-cell table:number-columns-repeated="3"/>
        </table:table-row>
        <table:table-row table:style-name="ro2">
          <table:table-cell table:style-name="ce6" office:value-type="string" calcext:value-type="string">
            <text:p>pass by value local variables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6" office:value-type="string" calcext:value-type="string">
            <text:p>pass by reference no local variables</text:p>
          </table:table-cell>
          <table:table-cell table:style-name="ce13"/>
          <table:table-cell table:style-name="ce20"/>
          <table:table-cell table:number-columns-repeated="3"/>
        </table:table-row>
        <table:table-row table:style-name="ro2">
          <table:table-cell table:style-name="ce11"/>
          <table:table-cell table:style-name="ce17"/>
          <table:table-cell table:number-columns-repeated="4"/>
        </table:table-row>
        <table:table-row table:style-name="ro2" table:number-rows-repeated="104847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09:57:30.638747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2:56:05.326856789</meta:creation-date>
    <dc:date>2015-12-14T19:12:05.291347564</dc:date>
    <meta:editing-duration>P1DT9H44M24S</meta:editing-duration>
    <meta:editing-cycles>115</meta:editing-cycles>
    <meta:generator>LibreOffice/4.4.6.3$Linux_X86_64 LibreOffice_project/40m0$Build-3</meta:generator>
    <meta:document-statistic meta:table-count="1" meta:cell-count="145" meta:object-count="0"/>
  </office:meta>
</office:document-meta>
</file>